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785a3" officeooo:paragraph-rsid="00147302"/>
    </style:style>
    <style:style style:name="P2" style:family="paragraph" style:parent-style-name="Arabic">
      <style:text-properties officeooo:paragraph-rsid="00147302"/>
    </style:style>
    <style:style style:name="P3" style:family="paragraph" style:parent-style-name="Arabic">
      <style:text-properties officeooo:rsid="00147302" officeooo:paragraph-rsid="00147302"/>
    </style:style>
    <style:style style:name="P4" style:family="paragraph" style:parent-style-name="Arabic">
      <style:text-properties officeooo:rsid="001b4b55" officeooo:paragraph-rsid="001b4b55"/>
    </style:style>
    <style:style style:name="P5" style:family="paragraph" style:parent-style-name="Arabic">
      <style:text-properties officeooo:rsid="001beeba" officeooo:paragraph-rsid="001beeba"/>
    </style:style>
    <style:style style:name="P6" style:family="paragraph" style:parent-style-name="Arabic">
      <style:text-properties officeooo:paragraph-rsid="00147302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4b757"/>
    </style:style>
    <style:style style:name="T5" style:family="text">
      <style:text-properties officeooo:rsid="001a2af2"/>
    </style:style>
    <style:style style:name="T6" style:family="text">
      <style:text-properties officeooo:rsid="001b4b55"/>
    </style:style>
    <style:style style:name="T7" style:family="text">
      <style:text-properties officeooo:rsid="001c44a2"/>
    </style:style>
    <style:style style:name="T8" style:family="text">
      <style:text-properties officeooo:rsid="001df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1</text:p>
      <text:p text:style-name="P2">پُلِكَنِ نْدُزَنْڠُ</text:p>
      <text:p text:style-name="P2">كهٖنْدَ مَتٖمْبٖزِ يَنْڠُ</text:p>
      <text:p text:style-name="P2">نِوَپٖ خَبَرِ زَنْڠُ</text:p>
      <text:p text:style-name="P2">قِصَ چَلٗنِجِرِيَ</text:p>
      <text:p text:style-name="P3"/>
      <text:p text:style-name="P4">#222</text:p>
      <text:p text:style-name="P2">نِلِ نٖنْدَءٗ نْدِيَنِ</text:p>
      <text:p text:style-name="P2">كْوَلِ نَ مْٹُ چُمْبَنِ</text:p>
      <text:p text:style-name="P2">مٗيٗ أُكَمْتَمَنِ</text:p>
      <text:p text:style-name="P2">كْوَ حَلَالِ كُرِضِيَ </text:p>
      <text:p text:style-name="P1"/>
      <text:p text:style-name="P3"><text:span text:style-name="T6">#33</text:span>3</text:p>
      <text:p text:style-name="P2">نَ مَهَرِيٖ يُوَنِ</text:p>
      <text:p text:style-name="P2">نَلٗمْپَ زَيْدَنِ</text:p>
      <text:p text:style-name="P2">نَلِنَ پٖٹٖ چَنْدَنِ</text:p>
      <text:p text:style-name="P2"><text:span text:style-name="T1">كَ</text:span>وَهِ كُمْڤَلِيَ</text:p>
      <text:p text:style-name="P2"><text:soft-page-break/></text:p>
      <text:p text:style-name="P3"><text:span text:style-name="T6">#</text:span>4<text:span text:style-name="T4">4</text:span></text:p>
      <text:p text:style-name="P2">عَل<text:span text:style-name="T2">ِ</text:span>ى كُتٗكَ كْوَكٖ</text:p>
      <text:p text:style-name="P2">أُنَ رُبَ مٗيٗ وَكٖ</text:p>
      <text:p text:style-name="P2">أَكٖنْدَ كْوَ مْكٖ وَكٖ</text:p>
      <text:p text:style-name="P2">مْكٗنٗ هُمْفُمْبِيَ</text:p>
      <text:p text:style-name="P5"/>
      <text:p text:style-name="P5"><text:span text:style-name="T8"># </text:span>this is <text:span text:style-name="T8">the most important stanza</text:span></text:p>
      <text:p text:style-name="P2">مْوَنَ بِنْتِ رَسُوْلِ</text:p>
      <text:p text:style-name="P2">يَلِ هَيَتَأَمَلِ</text:p>
      <text:p text:style-name="P2">كَنٖنْدَ مْوٖنْيٖ عَقِلِ</text:p>
      <text:p text:style-name="P2">خَبَرِ أ<text:span text:style-name="T3">َ</text:span>كَمْوَمْبِيَ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27:07.110694082</meta:creation-date>
    <meta:editing-duration>P3DT4H11M53S</meta:editing-duration>
    <meta:editing-cycles>9</meta:editing-cycles>
    <meta:generator>LibreOffice/4.4.2.2$Linux_X86_64 LibreOffice_project/40m0$Build-2</meta:generator>
    <dc:title>andika</dc:title>
    <dc:date>2015-04-28T21:01:05.087200730</dc:date>
    <meta:document-statistic meta:table-count="0" meta:image-count="0" meta:object-count="0" meta:page-count="2" meta:paragraph-count="25" meta:word-count="66" meta:character-count="268" meta:non-whitespace-character-count="226"/>
    <meta:template xlink:type="simple" xlink:actuate="onRequest" xlink:title="andika" xlink:href="../../../../libreoffice/andika.ott" meta:date="2014-09-17T14:27:06.955663246"/>
  </office:meta>
</office:document-meta>
</file>